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fo:font-weight="bold" officeooo:rsid="000c8d69" officeooo:paragraph-rsid="000c8d6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0c8d69" officeooo:paragraph-rsid="000c8d69" style:font-size-asian="11.3500003814697pt" style:font-weight-asian="normal" style:font-size-complex="13pt" style:font-weight-complex="normal"/>
    </style:style>
    <style:style style:name="P3" style:family="paragraph" style:parent-style-name="Text_20_body">
      <style:text-properties fo:font-size="13pt" fo:font-weight="normal" officeooo:rsid="000c8d69" officeooo:paragraph-rsid="000c8d69" style:font-size-asian="11.3500003814697pt" style:font-weight-asian="normal" style:font-size-complex="13pt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ize="13pt" officeooo:rsid="000c8d69" style:font-size-asian="11.3500003814697pt" style:font-size-complex="13pt"/>
    </style:style>
    <style:style style:name="P5" style:family="paragraph" style:parent-style-name="Text_20_body" style:list-style-name="L1">
      <style:text-properties fo:font-size="13pt" officeooo:rsid="000c8d69" officeooo:paragraph-rsid="000e203c" style:font-size-asian="11.3500003814697pt" style:font-size-complex="13pt"/>
    </style:style>
    <style:style style:name="P6" style:family="paragraph" style:parent-style-name="Text_20_body">
      <style:text-properties fo:font-size="13pt" officeooo:rsid="000c8d69" officeooo:paragraph-rsid="000e203c" style:font-size-asian="11.3500003814697pt" style:font-size-complex="13pt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fo:font-size="13pt" officeooo:rsid="000c8d69" style:font-size-asian="11.3500003814697pt" style:font-size-complex="13pt"/>
    </style:style>
    <style:style style:name="P8" style:family="paragraph" style:parent-style-name="Text_20_body" style:list-style-name="L2">
      <style:text-properties fo:font-size="13pt" officeooo:rsid="000c8d69" style:font-size-asian="11.3500003814697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f2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P (spanning tree protocol)</text:p>
      <text:p text:style-name="P1"/>
      <text:p text:style-name="P2">Define por donde irán los paquetes sin que se produzcan bucles.<text:line-break/>BID = Prioridad (show spanning-tree) + MAC + VLAN</text:p>
      <text:p text:style-name="P3"><text:span text:style-name="Strong_20_Emphasis"/></text:p>
      <text:p text:style-name="P3"><text:span text:style-name="Strong_20_Emphasis">Elección del Root Bridge</text:span></text:p>
      <text:list text:style-name="L1">
        <text:list-item>
          <text:p text:style-name="P4">El switch con <text:span text:style-name="Strong_20_Emphasis">menor prioridad</text:span> es el Root Bridge. </text:p>
        </text:list-item>
        <text:list-item>
          <text:p text:style-name="P5">Si hay empate, el de <text:span text:style-name="Strong_20_Emphasis">menor MAC address</text:span> gana. </text:p>
        </text:list-item>
      </text:list>
      <text:p text:style-name="P6"><text:span text:style-name="Strong_20_Emphasis">Elección del Root Port en los switches no raíz</text:span></text:p>
      <text:list text:style-name="L2">
        <text:list-item>
          <text:p text:style-name="P7">El puerto con <text:span text:style-name="Strong_20_Emphasis">menor costo acumulado</text:span><text:span text:style-name="Strong_20_Emphasis"><text:span text:style-name="T1"> </text:span></text:span><text:span text:style-name="Strong_20_Emphasis"><text:span text:style-name="T2">(a más ancho de banda menos costo)</text:span></text:span><text:span text:style-name="T1"> </text:span>hacia el Root Bridge es el Root Port. </text:p>
        </text:list-item>
        <text:list-item>
          <text:p text:style-name="P7">Si hay empate en el costo, se elige el switch vecino con <text:span text:style-name="Strong_20_Emphasis">menor Bridge ID (BID)</text:span> (menor prioridad y, si sigue el empate, menor MAC). </text:p>
        </text:list-item>
        <text:list-item>
          <text:p text:style-name="P8">Si sigue el empate, se elige el puerto con <text:span text:style-name="Strong_20_Emphasis">menor Port ID</text:span> (menor número de puerto en el switch vecino)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12:35:30.682906200</meta:creation-date>
    <dc:date>2025-03-12T13:01:09.912304800</dc:date>
    <meta:editing-duration>PT15M6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9" meta:word-count="126" meta:character-count="652" meta:non-whitespace-character-count="536"/>
  </office:meta>
</office:document-meta>
</file>